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da72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Heading_20_1">
      <style:paragraph-properties fo:margin-top="0in" fo:margin-bottom="0.0972in" style:contextual-spacing="false" fo:line-height="115%"/>
    </style:style>
    <style:style style:name="P9" style:family="paragraph" style:parent-style-name="Heading_20_3">
      <style:paragraph-properties fo:margin-top="0in" fo:margin-bottom="0.0972in" style:contextual-spacing="false" fo:line-height="115%"/>
    </style:style>
    <style:style style:name="P10" style:family="paragraph" style:parent-style-name="Text_20_body" style:list-style-name="L7"/>
    <style:style style:name="P11" style:family="paragraph" style:parent-style-name="Text_20_body">
      <style:text-properties fo:color="#81d41a" loext:opacity="100%" fo:font-weight="bold" style:font-weight-asian="bold" style:font-weight-complex="bold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Heading_20_2">
      <style:paragraph-properties fo:margin-top="0in" fo:margin-bottom="0.0972in" style:contextual-spacing="false" fo:line-height="115%"/>
    </style:style>
    <style:style style:name="P15" style:family="paragraph" style:parent-style-name="Text_20_body" style:list-style-name="L10"/>
    <style:style style:name="P16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17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18" style:family="paragraph" style:parent-style-name="Preformatted_20_Text">
      <style:paragraph-properties fo:margin-top="0in" fo:margin-bottom="0.1965in" style:contextual-spacing="false" fo:line-height="115%" style:writing-mode="lr-tb"/>
    </style:style>
    <style:style style:name="P19" style:family="paragraph" style:parent-style-name="Text_20_body" style:list-style-name="L11"/>
    <style:style style:name="P20" style:family="paragraph" style:parent-style-name="Heading_20_1">
      <style:paragraph-properties fo:margin-top="0in" fo:margin-bottom="0.0972in" style:contextual-spacing="false" fo:line-height="115%"/>
      <style:text-properties officeooo:paragraph-rsid="001753a7"/>
    </style:style>
    <style:style style:name="P21" style:family="paragraph" style:parent-style-name="Text_20_body">
      <style:paragraph-properties fo:margin-top="0in" fo:margin-bottom="0.0972in" style:contextual-spacing="false" fo:line-height="115%"/>
      <style:text-properties officeooo:paragraph-rsid="001753a7"/>
    </style:style>
    <style:style style:name="P22" style:family="paragraph" style:parent-style-name="Heading_20_2">
      <style:paragraph-properties fo:margin-top="0in" fo:margin-bottom="0.0972in" style:contextual-spacing="false" fo:line-height="115%"/>
      <style:text-properties officeooo:paragraph-rsid="001753a7"/>
    </style:style>
    <style:style style:name="P23" style:family="paragraph" style:parent-style-name="Text_20_body" style:list-style-name="L12"/>
    <style:style style:name="P24" style:family="paragraph" style:parent-style-name="Horizontal_20_Line">
      <style:paragraph-properties fo:margin-top="0in" fo:margin-bottom="0.0972in" style:contextual-spacing="false" fo:line-height="115%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T1" style:family="text">
      <style:text-properties officeooo:rsid="001753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STEP 2 COMPLETION</text:span></text:h>
      <text:p text:style-name="Text_20_body"><text:span text:style-name="Strong_20_Emphasis">Global Theme System (Light / Dark) with CSS Variables</text:span></text:p>
      <text:h text:style-name="Heading_20_3" text:outline-level="3">🧾 Short Summary</text:h>
      <text:list text:style-name="L1">
        <text:list-item>
          <text:p text:style-name="P2">Light &amp; Dark theme define ki</text:p>
        </text:list-item>
        <text:list-item>
          <text:p text:style-name="P2">Pure CSS variables use ki</text:p>
        </text:list-item>
        <text:list-item>
          <text:p text:style-name="P2">Theme toggle + LocalStorage persistence banaya</text:p>
        </text:list-item>
        <text:list-item>
          <text:p text:style-name="P2">App future-ready ban gayi (themes easily extendable)</text:p>
        </text:list-item>
      </text:list>
      <text:p text:style-name="Standard"/>
      <text:h text:style-name="Heading_20_2" text:outline-level="2">🏁 STEP 2.1 COMPLETION</text:h>
      <text:p text:style-name="Text_20_body"><text:span text:style-name="Strong_20_Emphasis">Reusable Button System (CSS Variables + Light Tailwind)</text:span></text:p>
      <text:h text:style-name="Heading_20_3" text:outline-level="3">🧾 Short Summary</text:h>
      <text:list text:style-name="L2">
        <text:list-item>
          <text:p text:style-name="P3">Inline styles remove ki</text:p>
        </text:list-item>
        <text:list-item>
          <text:p text:style-name="P3">Centralized UI CSS system banaya</text:p>
        </text:list-item>
        <text:list-item>
          <text:p text:style-name="P3">Reusable Button component create ki</text:p>
        </text:list-item>
        <text:list-item>
          <text:p text:style-name="P3">Tailwind ko sirf layout ke liye use kiya</text:p>
        </text:list-item>
      </text:list>
      <text:p text:style-name="Standard"/>
      <text:h text:style-name="Heading_20_2" text:outline-level="2">STEP 3 COMPLETION</text:h>
      <text:p text:style-name="Text_20_body"><text:span text:style-name="Strong_20_Emphasis">Tailwind CSS v4 Setup (Zero Config, Vite Plugin)</text:span></text:p>
      <text:h text:style-name="Heading_20_3" text:outline-level="3">🧾 Short Summary</text:h>
      <text:list text:style-name="L3">
        <text:list-item>
          <text:p text:style-name="P4">Tailwind v4 install ki (latest)</text:p>
        </text:list-item>
        <text:list-item>
          <text:p text:style-name="P4">No config files used</text:p>
        </text:list-item>
        <text:list-item>
          <text:p text:style-name="P4">Vite plugin ke through Tailwind integrated</text:p>
        </text:list-item>
        <text:list-item>
          <text:p text:style-name="P4">Tailwind sirf layout/utility ke liye ready</text:p>
        </text:list-item>
      </text:list>
      <text:h text:style-name="Heading_20_2" text:outline-level="2">🏁 STEP 4 COMPLETION</text:h>
      <text:p text:style-name="Text_20_body"><text:span text:style-name="Strong_20_Emphasis">Core App Shell Layout (Navbar + Sidebar)</text:span></text:p>
      <text:h text:style-name="Heading_20_3" text:outline-level="3">🧾 Short Summary</text:h>
      <text:list text:style-name="L4">
        <text:list-item>
          <text:p text:style-name="P5">App ka permanent layout banaya</text:p>
        </text:list-item>
        <text:list-item>
          <text:p text:style-name="P5"><text:soft-page-break/>Navbar + Sidebar implement ki</text:p>
        </text:list-item>
        <text:list-item>
          <text:p text:style-name="P5">Light &amp; Dark dono themes support</text:p>
        </text:list-item>
        <text:list-item>
          <text:p text:style-name="P5">Future boards ke liye solid base ready</text:p>
        </text:list-item>
      </text:list>
      <text:h text:style-name="Heading_20_2" text:outline-level="2">STEP 5 COMPLETION</text:h>
      <text:p text:style-name="Text_20_body"><text:span text:style-name="Strong_20_Emphasis">Kanban Board UI (Columns &amp; Cards Layout)</text:span></text:p>
      <text:h text:style-name="Heading_20_3" text:outline-level="3">🧾 Short Summary</text:h>
      <text:list text:style-name="L5">
        <text:list-item>
          <text:p text:style-name="P6">Kanban board ka core layout banaya</text:p>
        </text:list-item>
        <text:list-item>
          <text:p text:style-name="P6">Columns + cards UI ready</text:p>
        </text:list-item>
        <text:list-item>
          <text:p text:style-name="P6">Theme-aware styling</text:p>
        </text:list-item>
        <text:list-item>
          <text:p text:style-name="P6">Backend ke bina local mock data use kiya</text:p>
        </text:list-item>
      </text:list>
      <text:h text:style-name="Heading_20_2" text:outline-level="2">🏁 STEP 6 COMPLETED</text:h>
      <text:h text:style-name="Heading_20_3" text:outline-level="3">🏷️ Title</text:h>
      <text:p text:style-name="Text_20_body"><text:span text:style-name="Strong_20_Emphasis">Centralized App Store (Single-File LocalStorage Architecture)</text:span></text:p>
      <text:h text:style-name="Heading_20_3" text:outline-level="3">🧾 Short Summary</text:h>
      <text:list text:style-name="L6">
        <text:list-item>
          <text:p text:style-name="P7">Ek hi file me poora LocalStorage logic</text:p>
        </text:list-item>
        <text:list-item>
          <text:p text:style-name="P7">UI localStorage se isolate</text:p>
        </text:list-item>
        <text:list-item>
          <text:p text:style-name="P7">Simple, clean, beginner-friendly</text:p>
        </text:list-item>
        <text:list-item>
          <text:p text:style-name="P7">Backend integration ke liye future-proof</text:p>
        </text:list-item>
      </text:list>
      <text:h text:style-name="P8" text:outline-level="1">🏁 STEP 7 EXTENDED COMPLETED</text:h>
      <text:h text:style-name="P9" text:outline-level="3">🏷️ Title</text:h>
      <text:p text:style-name="Text_20_body"><text:span text:style-name="Strong_20_Emphasis">Global Task Bar + Scalable Component Architecture</text:span></text:p>
      <text:h text:style-name="P9" text:outline-level="3">🧾 Short Summary</text:h>
      <text:list text:style-name="L7">
        <text:list-item>
          <text:p text:style-name="P10">Trello-style add task reject</text:p>
        </text:list-item>
        <text:list-item>
          <text:p text:style-name="P10">New global Task Bar UX</text:p>
        </text:list-item>
        <text:list-item>
          <text:p text:style-name="P10">Components split into folders</text:p>
        </text:list-item>
        <text:list-item>
          <text:p text:style-name="P10">index.js se clean exports</text:p>
        </text:list-item>
        <text:list-item>
          <text:p text:style-name="P10">Enterprise-grade structure</text:p>
        </text:list-item>
      </text:list>
      <text:p text:style-name="P11"><text:soft-page-break/>src/</text:p>
      <text:p text:style-name="P11"><text:s/>└─ components/</text:p>
      <text:p text:style-name="P11"><text:s text:c="5"/>├─ board/</text:p>
      <text:p text:style-name="P11"><text:s text:c="5"/>│ <text:s text:c="2"/>├─ Board.jsx</text:p>
      <text:p text:style-name="P11"><text:s text:c="5"/>│ <text:s text:c="2"/>├─ BoardHeader.jsx</text:p>
      <text:p text:style-name="P11"><text:s text:c="5"/>│ <text:s text:c="2"/>├─ TaskBar/</text:p>
      <text:p text:style-name="P11"><text:s text:c="5"/>│ <text:s text:c="2"/>│ <text:s text:c="2"/>├─ TaskBar.jsx</text:p>
      <text:p text:style-name="P11"><text:s text:c="5"/>│ <text:s text:c="2"/>│ <text:s text:c="2"/>├─ TaskInput.jsx</text:p>
      <text:p text:style-name="P11"><text:s text:c="5"/>│ <text:s text:c="2"/>│ <text:s text:c="2"/>├─ ColumnSelect.jsx</text:p>
      <text:p text:style-name="P11"><text:s text:c="5"/>│ <text:s text:c="2"/>│ <text:s text:c="2"/>└─ index.js</text:p>
      <text:p text:style-name="P11"><text:s text:c="5"/>│ <text:s text:c="2"/>├─ Column/</text:p>
      <text:p text:style-name="P11"><text:s text:c="5"/>│ <text:s text:c="2"/>│ <text:s text:c="2"/>├─ Column.jsx</text:p>
      <text:p text:style-name="P11"><text:s text:c="5"/>│ <text:s text:c="2"/>│ <text:s text:c="2"/>├─ TaskCard.jsx</text:p>
      <text:p text:style-name="P11"><text:s text:c="5"/>│ <text:s text:c="2"/>│ <text:s text:c="2"/>└─ index.js</text:p>
      <text:p text:style-name="P11">│ <text:s text:c="2"/>└─ index.js</text:p>
      <text:p text:style-name="P11"/>
      <text:p text:style-name="Text_20_body"/>
      <text:h text:style-name="P8" text:outline-level="1">🏁 STEP 8 COMPLETED</text:h>
      <text:h text:style-name="P9" text:outline-level="3">🏷️ Title</text:h>
      <text:p text:style-name="Text_20_body"><text:span text:style-name="Strong_20_Emphasis">Command Palette + Keyboard Power + Drag &amp; Drop Engine</text:span></text:p>
      <text:h text:style-name="P9" text:outline-level="3">🧾 Short Summary</text:h>
      <text:list text:style-name="L8">
        <text:list-item>
          <text:p text:style-name="P12">Cmd + K command palette</text:p>
        </text:list-item>
        <text:list-item>
          <text:p text:style-name="P12">Central command registry</text:p>
        </text:list-item>
        <text:list-item>
          <text:p text:style-name="P12">Add task, switch board, toggle theme</text:p>
        </text:list-item>
        <text:list-item>
          <text:p text:style-name="P12">Drag &amp; drop tasks with clean Store update</text:p>
        </text:list-item>
        <text:list-item>
          <text:p text:style-name="P12">Backend-ready architecture</text:p>
        </text:list-item>
      </text:list>
      <text:h text:style-name="P8" text:outline-level="1"><text:soft-page-break/>🏁 ISSUE RESOLVED</text:h>
      <text:h text:style-name="P9" text:outline-level="3">🏷️ Title</text:h>
      <text:p text:style-name="Text_20_body"><text:span text:style-name="Strong_20_Emphasis">Router Dependency Crash Removed (Error-Proof Setup)</text:span></text:p>
      <text:h text:style-name="P9" text:outline-level="3">🧾 Short Summary</text:h>
      <text:list text:style-name="L9">
        <text:list-item>
          <text:p text:style-name="P13"><text:span text:style-name="Source_20_Text">useNavigate</text:span> crash ka root cause identified</text:p>
        </text:list-item>
        <text:list-item>
          <text:p text:style-name="P13">Router ko optional banaya</text:p>
        </text:list-item>
        <text:list-item>
          <text:p text:style-name="P13">App ab bina router ke stable hai</text:p>
        </text:list-item>
        <text:list-item>
          <text:p text:style-name="P13">Future router integration planned separately</text:p>
        </text:list-item>
      </text:list>
      <text:h text:style-name="P8" text:outline-level="1">🏁 STEP 8 COMPLETION</text:h>
      <text:h text:style-name="P14" text:outline-level="2">🧩 Task Bar (Kanban Columns Container) Integration</text:h>
      <text:h text:style-name="P9" text:outline-level="3">🧾 Short Summary</text:h>
      <text:list text:style-name="L10">
        <text:list-item>
          <text:p text:style-name="P15">TaskBar component ko Board page ke sath properly mount kiya</text:p>
        </text:list-item>
        <text:list-item>
          <text:p text:style-name="P15">Board → TaskBar → Column → TaskCard render chain complete hui</text:p>
        </text:list-item>
        <text:list-item>
          <text:p text:style-name="P15">Central Store se board data load hone laga</text:p>
        </text:list-item>
        <text:list-item>
          <text:p text:style-name="P15">Empty screen issue resolve ho gaya</text:p>
        </text:list-item>
      </text:list>
      <text:h text:style-name="P9" text:outline-level="3">📁 Structure Update</text:h>
      <text:p text:style-name="P16"><text:span text:style-name="Source_20_Text">features/</text:span></text:p>
      <text:p text:style-name="P17"><text:span text:style-name="Source_20_Text"><text:s/>└─ board/</text:span></text:p>
      <text:p text:style-name="P17"><text:span text:style-name="Source_20_Text"><text:s text:c="4"/>├─ Board.jsx</text:span></text:p>
      <text:p text:style-name="P17"><text:span text:style-name="Source_20_Text"><text:s text:c="4"/>├─ BoardHeader.jsx</text:span></text:p>
      <text:p text:style-name="P17"><text:span text:style-name="Source_20_Text"><text:s text:c="4"/>├─ TaskBar/</text:span></text:p>
      <text:p text:style-name="P17"><text:span text:style-name="Source_20_Text"><text:s text:c="4"/>│ <text:s text:c="2"/>├─ TaskBar.jsx <text:s text:c="2"/>✅ (Columns container)</text:span></text:p>
      <text:p text:style-name="P17"><text:span text:style-name="Source_20_Text"><text:s text:c="4"/>│ <text:s text:c="2"/>└─ index.js</text:span></text:p>
      <text:p text:style-name="P17"><text:span text:style-name="Source_20_Text"><text:s text:c="4"/>├─ Column/</text:span></text:p>
      <text:p text:style-name="P17"><text:span text:style-name="Source_20_Text"><text:s text:c="4"/>│ <text:s text:c="2"/>├─ Column.jsx</text:span></text:p>
      <text:p text:style-name="P18"><text:span text:style-name="Source_20_Text"><text:s text:c="4"/>│ <text:s text:c="2"/>└─ index.js</text:span></text:p>
      <text:h text:style-name="P8" text:outline-level="1"><text:soft-page-break/>🏁 STEP 9 COMPLETION</text:h>
      <text:h text:style-name="P14" text:outline-level="2">🧱 Board Header Integration (Title + View Switcher)</text:h>
      <text:h text:style-name="P9" text:outline-level="3">🧾 Short Summary</text:h>
      <text:list text:style-name="L11">
        <text:list-item>
          <text:p text:style-name="P19">BoardHeader component create kiya</text:p>
        </text:list-item>
        <text:list-item>
          <text:p text:style-name="P19">Board page ke top par header successfully render hua</text:p>
        </text:list-item>
        <text:list-item>
          <text:p text:style-name="P19">Board title display kiya (“Marketing Campaign”)</text:p>
        </text:list-item>
        <text:list-item>
          <text:p text:style-name="P19">View switcher UI (Board / Timeline / Calendar) add ki</text:p>
        </text:list-item>
        <text:list-item>
          <text:p text:style-name="P19">Import/export issues resolve kar ke Board + TaskBar flow stable kiya</text:p>
        </text:list-item>
      </text:list>
      <text:h text:style-name="P20" text:outline-level="1">🏁 <text:span text:style-name="T1">New ui for task baar</text:span></text:h>
      <text:p text:style-name="P21"/>
      <text:p text:style-name="P21"><text:span text:style-name="Strong_20_Emphasis">Title:</text:span> Task Adder (Trello-Style Task Creation UI)<text:line-break/><text:span text:style-name="Strong_20_Emphasis">Summary:</text:span><text:line-break/>Task creation ke liye ek Trello-style overlay-based “Task Adder” implement kiya gaya jahan se user easily naya task add kar sakta hai. Component naming ko clean aur action-oriented rakha gaya, structure modular hai, aur FlowNex theme system ke sath fully compatible hai.</text:p>
      <text:p text:style-name="P21"/>
      <text:h text:style-name="P22" text:outline-level="2">🏁 STATUS</text:h>
      <text:p text:style-name="Text_20_body"><text:span text:style-name="Strong_20_Emphasis">TaskBar + TaskAdder UI = DONE &amp; STABLE</text:span> ✅</text:p>
      <text:p text:style-name="Text_20_body">Aage jab ready ho, bas itna likh dena 👇<text:line-break/><text:span text:style-name="Strong_20_Emphasis">“Next: task list render karni hai”</text:span><text:line-break/>ya<text:line-break/><text:span text:style-name="Strong_20_Emphasis">“Next: task adder me fields add karni hain”</text:span></text:p>
      <text:p text:style-name="P21"/>
      <text:h text:style-name="P22" text:outline-level="2">🧩 STEP 10 — Add Board UI &amp; Sidebar Integration</text:h>
      <text:h text:style-name="P9" text:outline-level="3">✅ Completed Work Summary</text:h>
      <text:list text:style-name="L12">
        <text:list-item>
          <text:p text:style-name="P23">Flownex <text:span text:style-name="Strong_20_Emphasis">UI design system</text:span> lock kiya (single reusable <text:span text:style-name="Source_20_Text">ui.css</text:span>)</text:p>
        </text:list-item>
        <text:list-item>
          <text:p text:style-name="P23"><text:span text:style-name="Strong_20_Emphasis">Sidebar</text:span> ko design-system ke according align kiya</text:p>
        </text:list-item>
        <text:list-item>
          <text:p text:style-name="P23">Sidebar <text:span text:style-name="Strong_20_Emphasis">collapse / expand</text:span> functionality stable ki</text:p>
        </text:list-item>
        <text:list-item>
          <text:p text:style-name="P23"><text:span text:style-name="Strong_20_Emphasis">Add Board feature</text:span> ke liye dedicated <text:span text:style-name="Source_20_Text">addboard</text:span> folder create kiya</text:p>
        </text:list-item>
        <text:list-item>
          <text:p text:style-name="P23"><text:soft-page-break/>Modal-based <text:span text:style-name="Strong_20_Emphasis">Add Board UI</text:span> banayi (board name + optional image)</text:p>
        </text:list-item>
        <text:list-item>
          <text:p text:style-name="P23"><text:span text:style-name="Strong_20_Emphasis">Add Board popup ko directly Sidebar ke button se integrate</text:span> kiya</text:p>
        </text:list-item>
        <text:list-item>
          <text:p text:style-name="P23">UI bilkul consistent rakhi (no extra CSS, no inline styling misuse)</text:p>
        </text:list-item>
      </text:list>
      <text:p text:style-name="P24"/>
      <text:p text:style-name="Text_20_body">✔ Architecture clean<text:line-break/>✔ Production-level approach<text:line-break/>✔ UI system respected</text:p>
      <text:p text:style-name="P21"/>
      <text:h text:style-name="P22" text:outline-level="2">✅ <text:span text:style-name="Strong_20_Emphasis">Project Work Summary Prompt</text:span> (for AI/ChatGPT)</text:h>
      <text:p text:style-name="Text_20_body"><text:span text:style-name="Strong_20_Emphasis">Prompt:</text:span></text:p>
      <text:p text:style-name="P24"/>
      <text:p text:style-name="Text_20_body">I am working on a project with several tasks completed so far. Below is the summary of the progress:</text:p>
      <text:list text:style-name="L13">
        <text:list-item>
          <text:p text:style-name="P25"><text:span text:style-name="Strong_20_Emphasis">Step 10 - Add Board UI &amp; Sidebar Integration:</text:span></text:p>
          <text:list>
            <text:list-item>
              <text:p text:style-name="P25">Implemented the Flownex UI design system and locked it (single reusable <text:span text:style-name="Source_20_Text">ui.css</text:span>).</text:p>
            </text:list-item>
            <text:list-item>
              <text:p text:style-name="P25">Sidebar aligned according to the design system.</text:p>
            </text:list-item>
            <text:list-item>
              <text:p text:style-name="P25">Sidebar collapse/expand functionality added and stabilized.</text:p>
            </text:list-item>
            <text:list-item>
              <text:p text:style-name="P25">Created a dedicated <text:span text:style-name="Source_20_Text">addboard</text:span> feature folder.</text:p>
            </text:list-item>
            <text:list-item>
              <text:p text:style-name="P25">Developed a modal-based Add Board UI with options for board name and optional image upload.</text:p>
            </text:list-item>
            <text:list-item>
              <text:p text:style-name="P25">Integrated the Add Board popup directly with the Sidebar button.</text:p>
            </text:list-item>
            <text:list-item>
              <text:p text:style-name="P25">Ensured the UI remains consistent with no extra CSS or inline styling misuse.</text:p>
            </text:list-item>
          </text:list>
        </text:list-item>
        <text:list-item>
          <text:p text:style-name="P25"><text:span text:style-name="Strong_20_Emphasis">Step 11 - Navbar Simplification with Status Dropdown in Sidebar:</text:span></text:p>
          <text:list>
            <text:list-item>
              <text:p text:style-name="P25">Simplified the Navbar by keeping only the logo and theme toggle button.</text:p>
            </text:list-item>
            <text:list-item>
              <text:p text:style-name="P25">Moved the Status dropdown to the Sidebar, showing team status and upcoming deadlines.</text:p>
            </text:list-item>
            <text:list-item>
              <text:p text:style-name="P25">Followed the Flownex design system without introducing extra CSS or layout changes.</text:p>
            </text:list-item>
          </text:list>
        </text:list-item>
        <text:list-item>
          <text:p text:style-name="P25"><text:span text:style-name="Strong_20_Emphasis">Step 12 - Theme Toggle with LocalStorage:</text:span></text:p>
          <text:list>
            <text:list-item>
              <text:p text:style-name="P25">Added theme toggle functionality to the Navbar.</text:p>
            </text:list-item>
            <text:list-item>
              <text:p text:style-name="P25">Ensured that the theme persists across page reloads using <text:span text:style-name="Source_20_Text">localStorage</text:span>.</text:p>
            </text:list-item>
          </text:list>
        </text:list-item>
        <text:list-item>
          <text:p text:style-name="P25"><text:span text:style-name="Strong_20_Emphasis">Step 13 - Sidebar Status Dropdown Integration:</text:span></text:p>
          <text:list>
            <text:list-item>
              <text:p text:style-name="P25"><text:soft-page-break/>Moved the Status button to the Sidebar, displaying dropdown content with team status and upcoming deadlines.</text:p>
            </text:list-item>
            <text:list-item>
              <text:p text:style-name="P25">Used only Tailwind and <text:span text:style-name="Source_20_Text">ui.css</text:span> classes for styling, without introducing custom CSS.</text:p>
            </text:list-item>
          </text:list>
        </text:list-item>
        <text:list-item>
          <text:p text:style-name="P25"><text:span text:style-name="Strong_20_Emphasis">Step 14 - Simplified Navbar with Theme Toggle:</text:span></text:p>
          <text:list>
            <text:list-item>
              <text:p text:style-name="P25">Simplified the Navbar, keeping only the logo and theme toggle button.</text:p>
            </text:list-item>
            <text:list-item>
              <text:p text:style-name="P25">Moved the Status dropdown inside the Sidebar, with team status and deadlines displayed.</text:p>
            </text:list-item>
            <text:list-item>
              <text:p text:style-name="P25">Used Tailwind and <text:span text:style-name="Source_20_Text">ui.css</text:span> to maintain a clean approach without extra CSS.</text:p>
            </text:list-item>
          </text:list>
        </text:list-item>
      </text:list>
      <text:p text:style-name="P24"/>
      <text:h text:style-name="P9" text:outline-level="3"><text:span text:style-name="Strong_20_Emphasis">Next Steps:</text:span></text:h>
      <text:list text:style-name="L14">
        <text:list-item>
          <text:p text:style-name="P26"><text:span text:style-name="Strong_20_Emphasis">Connect Team Avatars + Real Data</text:span>:</text:p>
          <text:list>
            <text:list-item>
              <text:p text:style-name="P26">Display team avatars and connect real-time data.</text:p>
            </text:list-item>
            <text:list-item>
              <text:p text:style-name="P26">Update status with real team members.</text:p>
            </text:list-item>
          </text:list>
        </text:list-item>
        <text:list-item>
          <text:p text:style-name="P26"><text:span text:style-name="Strong_20_Emphasis">Implement Real Calendar Data</text:span>:</text:p>
          <text:list>
            <text:list-item>
              <text:p text:style-name="P26">Populate the calendar with real data, such as deadlines and events.</text:p>
            </text:list-item>
          </text:list>
        </text:list-item>
        <text:list-item>
          <text:p text:style-name="P26"><text:span text:style-name="Strong_20_Emphasis">Sidebar Active State Routing</text:span>:</text:p>
          <text:list>
            <text:list-item>
              <text:p text:style-name="P26">Implement active state functionality in the Sidebar, highlighting the active board or task.</text:p>
            </text:list-item>
          </text:list>
        </text:list-item>
        <text:list-item>
          <text:p text:style-name="P26"><text:span text:style-name="Strong_20_Emphasis">Real Data Storage Integration</text:span>:</text:p>
          <text:list>
            <text:list-item>
              <text:p text:style-name="P26">Integrate boards and tasks with real data (backend integration for persistence).</text:p>
            </text:list-item>
          </text:list>
        </text:list-item>
      </text:list>
      <text:p text:style-name="P24"/>
      <text:p text:style-name="Text_20_body"><text:span text:style-name="Strong_20_Emphasis">This prompt should help an AI understand the project status, completed work, and the tasks that need to be done next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08:56:27.779808000</meta:creation-date>
    <dc:date>2025-12-25T14:21:36.360742800</dc:date>
    <meta:editing-duration>PT1H15M</meta:editing-duration>
    <meta:editing-cycles>9</meta:editing-cycles>
    <meta:generator>LibreOffice/25.8.4.2$Windows_X86_64 LibreOffice_project/290daaa01b999472f0c7a3890eb6a550fd74c6df</meta:generator>
    <meta:document-statistic meta:table-count="0" meta:image-count="0" meta:object-count="0" meta:page-count="7" meta:paragraph-count="161" meta:word-count="1120" meta:character-count="6522" meta:non-whitespace-character-count="5505"/>
  </office:meta>
</office:document-meta>
</file>